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officeooo:rsid="000aab18" officeooo:paragraph-rsid="000aab18" style:font-style-asian="italic" style:font-style-complex="italic"/>
    </style:style>
    <style:style style:name="P2" style:family="paragraph" style:parent-style-name="Standard">
      <style:text-properties fo:font-style="normal" style:text-underline-style="solid" style:text-underline-width="auto" style:text-underline-color="font-color" fo:font-weight="bold" officeooo:rsid="000aab18" officeooo:paragraph-rsid="000aab18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style:text-underline-style="solid" style:text-underline-width="auto" style:text-underline-color="font-color" fo:font-weight="bold" officeooo:rsid="000aeaaa" officeooo:paragraph-rsid="000aeaaa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style:text-underline-style="none" fo:font-weight="bold" officeooo:rsid="000aab18" officeooo:paragraph-rsid="000aab18" style:font-style-asian="normal" style:font-weight-asian="bold" style:font-style-complex="normal" style:font-weight-complex="bold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aeaaa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3"/><text:span text:style-name="T1">STUDIO KAUANE KONELL</text:span></text:p>
      <text:p text:style-name="P1"><text:s text:c="53"/>MAKE DE NOIVA <text:s/>E MAQUIAGEM PROFISSIONAL</text:p>
      <text:p text:style-name="P4"/>
      <text:p text:style-name="P2">ATENDIMENTO : SEGUNDA A <text:s/>SABADOS </text:p>
      <text:p text:style-name="P2">HORAS: <text:s/><text:span text:style-name="T2">A PARTI DAS 8:30 AS 19:00</text:span></text:p>
      <text:p text:style-name="P2"><text:span text:style-name="T2"><text:s/></text:span><text:span text:style-name="T3">FORMA DE PAGAMENTOS: CARTÃO DE CREDITO,PIX E DINHEIRO </text:span></text:p>
      <text:p text:style-name="P3"><text:s/></text:p>
      <text:p text:style-name="P3"><text:s text:c="49"/>ROUPAS E ACESSSORIO QUE TEM NO STUDIO</text:p>
      <text:p text:style-name="P3"><text:s text:c="44"/>PREÇO DE ACESSORIOS E ROUPASA</text:p>
      <text:p text:style-name="P3">-ACESSORIO DE CABELOS: O VALOR VARIA ENTRE 15 A 20 </text:p>
      <text:p text:style-name="P3">- MAKES BASICA:150 A 120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1T08:52:38.197105630</meta:creation-date>
    <dc:date>2022-05-11T09:13:10.534245407</dc:date>
    <meta:editing-duration>PT9M42S</meta:editing-duration>
    <meta:editing-cycles>1</meta:editing-cycles>
    <meta:document-statistic meta:table-count="0" meta:image-count="0" meta:object-count="0" meta:page-count="1" meta:paragraph-count="10" meta:word-count="56" meta:character-count="511" meta:non-whitespace-character-count="267"/>
    <meta:generator>LibreOffice/5.1.6.2$Linux_X86_64 LibreOffice_project/10m0$Build-2</meta:generator>
  </office:meta>
</office:document-meta>
</file>